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423cm" fo:margin-bottom="0.423cm" style:contextual-spacing="false" style:line-height-at-least="0.176cm"/>
      <style:text-properties officeooo:paragraph-rsid="001d9649"/>
    </style:style>
    <style:style style:name="P2" style:family="paragraph" style:parent-style-name="Standard">
      <style:text-properties officeooo:paragraph-rsid="001d964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lysses is a novel written by James Joyce and published in 1922. The book follows a day-long journey through Dublin by Leopold Bloom, and the parallel odyssey of Stephen Dedalus. The novel is divided into eighteen chapters, each of which takes its name from an episode in Homer's Odyssey.</text:p>
      <text:p text:style-name="P1">The plot of Ulysses is really difficult to summarize. The narrative is unpredictable, with events unfolding simultaneously and from multiple perspectives. The book is filled with dense prose, complex wordplay, and stream-of-consciousness writing. However, at its core, Ulysses is a portrait of a city and its residents, a meditation on the nature of consciousness, and an exploration of the human experience.</text:p>
      <text:p text:style-name="P1">One of the central themes of Ulysses is the search for identity. Leopold Bloom is a Jewish Irishman who struggles to find his place in a society that is deeply divided along religious and national lines. Stephen Dedalus, meanwhile, is a young author who is struggling with questions of art, politics, and personal responsibility. Both Leopold and Stephen are searching for meaning and purpose in a world that often seems chaotic and senseless.</text:p>
      <text:p text:style-name="P1">Another important theme in Ulysses is the nature of time. The book takes place over the course of a single day. Joyce uses this structure to explore the ways in which the past, present, and future are interconnected. The novel is full of allusions to history, myths, and literature, as the author uses these references to create a layered, multi-dimensional story.</text:p>
      <text:p text:style-name="P1">At last, Ulysses is a book about language and communication. Joyce's prose is concentrated and complex, but it is also playful and clever. The book is filled with jokes, and wordplay, and Joyce often uses language to explore the limits of communication. Through the characters of Bloom and Dedalus, Joyce asks whether it is possible to truly understand another person, or whether we are all alone in our own consciousness.</text:p>
      <text:p text:style-name="P1">Overall, Ulysses is a challenging but satisfying book that explores some of the most fundamental questions of human existence. Through its complex narrative, dense prose, and multi-layered themes, the novel offers a important meditation on identity, time, and the nature of consciousness itself.</text:p>
      <text:p text:style-name="P2">(356 word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8T17:35:27.131000000</meta:creation-date>
    <dc:date>2023-05-28T17:35:39.693000000</dc:date>
    <meta:editing-duration>PT12S</meta:editing-duration>
    <meta:editing-cycles>1</meta:editing-cycles>
    <meta:document-statistic meta:table-count="0" meta:image-count="0" meta:object-count="0" meta:page-count="1" meta:paragraph-count="7" meta:word-count="359" meta:character-count="2231" meta:non-whitespace-character-count="1879"/>
    <meta:generator>LibreOffice/7.5.2.2$Windows_X86_64 LibreOffice_project/53bb9681a964705cf672590721dbc85eb4d0c3a2</meta:generator>
  </office:meta>
</office:document-meta>
</file>